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Normal_20__28_Web_29_">
      <style:paragraph-properties fo:text-align="justify" style:justify-single-word="false"/>
    </style:style>
    <style:style style:name="P2" style:family="paragraph" style:parent-style-name="Normal_20__28_Web_29_" style:master-page-name="Standard">
      <style:paragraph-properties fo:text-align="justify" style:justify-single-word="false" style:page-number="auto"/>
    </style:style>
    <style:style style:name="T1" style:family="text">
      <style:text-properties style:font-name="Calibri"/>
    </style:style>
    <style:style style:name="T2" style:family="text">
      <style:text-properties style:font-name="Calibri" style:font-weight-complex="bold"/>
    </style:style>
    <style:style style:name="T3" style:family="text">
      <style:text-properties style:font-name="Calibri" fo:font-weight="bold" style:font-weight-asian="bold"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bookmark-start text:name="_GoBack"/><text:span text:style-name="T2">15 października 2003 r. </text:span></text:p>
      <text:p text:style-name="P1"><text:bookmark-end text:name="_GoBack"/><text:span text:style-name="T3">Minister Finansów Andrzej Raczko:</text:span></text:p>
      <text:p text:style-name="P1"><text:span text:style-name="T1">    Panie Marszałku! Wysoka Izbo! Wyjątkowy - to słowo niewątpliwie najbardziej będzie pasowało do roku 2004, roku, w którym Polska stanie się krajem członkowskim Unii Europejskiej i spełnią się aspiracje większości Polaków.</text:span></text:p>
      <text:p text:style-name="P1"><text:span text:style-name="T1">    Wyjątkowość ta rzutuje także na projekt budżetu. Jest to pierwszy budżet, który musi uwzględniać obecność naszego kraju w Unii Europejskiej i musi zapewnić możliwość korzystnej integracji. Polska chce być stabilnym ogniwem europejskiej rodziny, chce wnieść do Unii rozwijającą się, konkurencyjną gospodarkę.</text:span></text:p>
      <text:p text:style-name="P1"><text:span text:style-name="T1">    Przedkładamy dziś Wysokiej Izbie projekt ustawy budżetowej na 2004 r. Jest on instrumentem realizacji trzech podstawowych celów: po pierwsze, zapewnienia dalszego szybkiego, ale zrównoważonego wzrostu gospodarczego i pobudzania przedsiębiorczości, po drugie, stworzenia warunków korzystnej absorpcji środków unijnych, po trzecie, skutecznego wypełniania funkcji państwa i zwiększania w tym zakresie samodzielności finansowej samorządów.</text:span></text:p>
      <text:p text:style-name="P1"><text:span text:style-name="T1">    Nasz kraj, po okresie gospodarczej stagnacji, nie może sobie pozwolić na wolne tempo wzrostu, jeśli mamy wkroczyć na ścieżkę konwergencji zbliżającej Polskę do poziomu gospodarczego Unii Europejskiej. Tylko wysoki wzrost gospodarczy jest kluczem do stałego podnoszenia poziomu życiowego Polaków i wzrostu zatrudnienia. Dlatego tak ważne jest wykorzystanie szansy, jaka staje przed nami w związku z wejście do Unii Europejskiej. By tę szansę urzeczywistnić, przygotowany przez nas budżet przewiduje środki na prefinansowanie i współfinansowanie unijnych programów pomocowych. Przewiduje także znaczne zwiększenie samodzielności finansowej i roli samorządu, gdyż to właśnie na szczeblu lokalnym najlepiej widać, jakie są najbardziej pilne potrzeby społeczne. To właśnie do gmin i powiatów trafi znaczna część środków z Unii Europejskiej.</text:span></text:p>
      <text:p text:style-name="P1"><text:span text:style-name="T1">    Najlepszym zobrazowaniem celów, które rząd sobie stawia, a których narzędziem realizacji jest omawiany dzisiaj projekt budżetu, są przyjęte przy konstrukcji tego budżetu założenia. Zakładamy, że tempo wzrostu gospodarczego osiągnięcie w przyszłym roku 5% wobec 3,5% planowanych na ten rok. Założenie to jest realne i możliwe do spełnienia. Potwierdzeniem tego jest stabilny wzrost konsumpcji, wynikający ze wzrostu dochodu do dyspozycji gospodarstw domowych. Wyższa dynamika wzrostu gospodarczego będzie także wynikiem prognozowanego zwiększenia poziomu inwestycji na skutek poprawy koniunktury gospodarczej, stabilizacji warunków finansowych oraz korzystnego wpływu akcesji do Unii Europejskiej na naszą gospodarkę. Prognozujemy, że dynamika nakładów brutto na środki trwałe wzrośnie w przyszłym roku do ponad 12% z niemal 3% planowanych na ten rok.</text:span></text:p>
      <text:p text:style-name="P1"><text:span text:style-name="T1">    Przewidujemy, że utrzyma się wysokie tempo wzrostu eksportu. W okresie stagnacji gospodarczej niewystarczający popyt wewnętrzny wymusił wzrost eksportu polskich przedsiębiorstw. Ten proces zaowocował wzrostem konkurencyjności i wydajności pracy w polskich firmach. Mimo stagnacji gospodarczej u głównych partnerów polskie przedsiębiorstwa z każdym miesiącem eksportują coraz więcej.</text:span></text:p>
      <text:p text:style-name="P1"><text:span text:style-name="T1">    Zakładamy, że z coraz wyższym tempem wzrostu gospodarczego będzie rosło zatrudnienie. Na koniec przyszłego roku wzrośnie ono o ćwierć miliona osób. Przyspieszeniu wzrostu gospodarczego będzie towarzyszyć niska inflacja, która w przyszłym roku wyniesie średnio 2%, oraz deficyt w obrotach bieżących na poziomie 3,7% PKB.</text:span></text:p>
      <text:p text:style-name="P1"><text:soft-page-break/><text:span text:style-name="T1">    Pobudzaniu przedsiębiorczości i umacnianiu wzrostu gospodarczego służyć mają zmiany w systemie podatkowym. Dochody budżetu w przyszłym roku wyniosą 152,75 mld zł i będą o 3 mld niższe niż zaplanowane na ten rok. Wyraźnie więc widać, że zakładamy istotne zmniejszenie fiskalizmu państwa. To przede wszystkim skutek zdecydowanego obniżenia stopy podatku od dochodów osób prawnych z 27% do 19%. To także skutek wprowadzenia od przyszłego roku dla osób fizycznych prowadzących działalność gospodarczą opcji podatkowej. Mali i średni przedsiębiorcy będą mieli prawo wyboru: albo będą się rozliczać, tak jak obecnie, wg progresywnej stawki podatku PIT, albo wybiorą, w zależności od ich sytuacji, podatek liniowy na poziomie 19%. Oba te rozwiązania są realizacją postulatów środowisk przedsiębiorców.</text:span></text:p>
      <text:p text:style-name="P1"><text:span text:style-name="T1">    Jednocześnie zakładamy utrzymanie prospołecznego charakteru polskiego systemu podatkowego. W przyszłym roku pozostanie kwota wolna od podatku, osoby fizyczne wciąż rozliczać się będą wg progresywnej skali podatkowej. Likwidujemy część ulg, których społeczne cele realizować będziemy przy pomocy innych, bardziej efektywnych instrumentów. Chcemy mieć bowiem pewność, że środki publiczne trafiać będą do tych, którzy ich najbardziej potrzebują.</text:span></text:p>
      <text:p text:style-name="P1"><text:span text:style-name="T1">    Na poziom dochodów ma wreszcie wpływ fakt, że zobowiązani byliśmy, w związku z decyzją o wejściu Polski do Unii Europejskiej, dostosować nasze rozwiązania dotyczące podatku VAT i akcyzy do unijnych dyrektyw. </text:span></text:p>
      <text:p text:style-name="P1"><text:span text:style-name="T1">    Wydatki w przyszłorocznym budżecie wynoszą 198,25 mld zł. Skala ich wzrostu jest przede wszystkim zdeterminowana potrzebą znalezienia środków w budżecie na korzystną integrację Polski z Unią Europejską. Składka do unijnej kasy i środki przewidziane na współfinansowanie projektów unijnych wynoszą ponad 9 mld zł. Mamy jednak pełną świadomość, że ponoszenie tych kosztów jest nie tylko konieczne, ale też korzystne. Pieniądze te wrócą bowiem do Polski pomnożone i sfinansują projekty infrastrukturalne, ochrony środowiska, wzmocnienia konkurencji polskiej gospodarki, zwiększenia liczby miejsc pracy oraz rozwoju obszarów wiejskich. W ten sposób umacniać będą podstawy wzrostu gospodarczego.</text:span></text:p>
      <text:p text:style-name="P1"><text:span text:style-name="T1">    Przyszłoroczny budżet przewiduje też istotne wydatki na reformę i restrukturyzację tych dziedzin gospodarki, które hamują wzrost gospodarczy. Na finansowanie zmian w górnictwie i hutnictwie planujemy w sumie wydać ponad 2 mld zł. Realizowane programy muszą być zakończone pełnym uzdrowieniem tych dziedzin gospodarki.</text:span></text:p>
      <text:p text:style-name="P1"><text:span text:style-name="T1">    Jednocześnie nie przewidujemy spadku nakładów na podstawowe funkcje państwa, a tam, gdzie wydatki publiczne decydują o podstawach przyszłego rozwoju gospodarczego, planujemy ich podniesienie. Na szeroko rozumianą oświatę, szkolnictwo wyższe i naukę łącznie w przyszłorocznym budżecie przeznacza się prawie 37,4 mld zł, a więc niemal 19% wszystkich wydatków. Nakłady na bezpieczeństwo obywateli i obrotu gospodarczego oraz wymiar sprawiedliwości sięgną 15,6 mld zł, co stanowi niemal 8% wszystkich wydatków. Wydatki na ochronę zdrowia, łącznie z budżetem Narodowego Funduszu Zdrowia, wyniosą 33,7 mld zł. Skala prognozowanych dochodów i planowanych wydatków determinuje wielkość przyszłego deficytu, który wynieść ma nie więcej niż 45,5 mld zł.</text:span></text:p>
      <text:p text:style-name="P1"><text:span text:style-name="T1">    Ze względów metodologicznych poziom restrykcyjności budżetu należy oceniać przez pryzmat wydatków. W warunkach porównywalnych, a więc z uwzględnieniem zmiany ewidencjonowania środków przekazywanych do otwartych funduszy emerytalnych, wydatki w przyszłym roku będą o 15 mld wyższe niż planowane w roku bieżącym. Gdy od owych 15 mld odejmiemy wydatki związane z naszą obecnością w Unii Europejskiej, otrzymamy niespełna 6 mld zł.</text:span></text:p>
      <text:p text:style-name="P1"><text:soft-page-break/><text:span text:style-name="T1">    Dalej: wzrost nakładów na wojsko, wynikający z naszych zobowiązań wobec NATO, to 800 mln zł. Kredyt węglowy to kolejne 1,3 mld zł. Mamy więc niespełna 4 mld, które można uznać za faktyczny wzrost wydatków, i te 4 mld przeznaczamy na waloryzację rent i emerytur, wzrost płac w sferze budżetowej oraz wzrost pensji dla nauczycieli akademickich. I to jest, Wysoka Izbo, prawdziwy wymiar rozluźnienia polityki fiskalnej państwa.</text:span></text:p>
      <text:p text:style-name="P1"><text:span text:style-name="T1">    Pragnę przypomnieć, że w 2002 r. pan prof. Marek Belka przedstawił powszechnie akceptowaną koncepcję, zwaną ˝kotwicą Belki˝, zgodnie z którą wydatki budżetowe nie mogły rosnąć szybciej niż 1% ponad planowaną inflację. W budżecie roku 2004 ˝kotwica˝ ta została ponownie zarzucona.</text:span></text:p>
      <text:p text:style-name="P1"><text:span text:style-name="T1">    Wysoka Izbo! Chociaż skala deficytu ściśle związana jest ze specyfiką wydatków budżetowych w roku 2004, rząd dostrzega szybkie narastanie poziomu długu publicznego. Relacja długu publicznego do PKB, mimo że jest obecnie niższa niż w wielu krajach Unii Europejskiej, zbliża się do limitów przewidywanych w ustawie o finansach publicznych. Co więcej, skala narastania długu publicznego może niepokoić, zwłaszcza w kontekście celu nadrzędnego, jakim jest umacnianie wzrostu gospodarczego. Rząd te problemy dostrzega. Wiemy także, że ze względu na potrzebę przyspieszonego wzrostu gospodarczego nie mamy możliwości ograniczenia wzrostu długu publicznego poprzez wzrost obciążeń podatkowych. Dlatego w średniookresowej strategii finansów publicznych rząd zadeklarował odwrócenie trendu narastania długu publicznego poprzez ograniczanie wydatków. Instrumentem realizacji tej strategii będzie przygotowywany przez wicepremiera Jerzego Hausnera i przyjęty przez rząd program uporządkowania i ograniczenia wydatków publicznych.</text:span></text:p>
      <text:p text:style-name="P1"><text:span text:style-name="T1">    Panie Posłanki! Panowie Posłowie! W tej krótkiej prezentacji starałem się wykazać, że przedkładany dziś projekt ustawy budżetowej na przyszły rok jest instrumentem realizacji jasno określonych celów, celów, które, w to nie wątpię, Wysoka Izba aprobuje i podziela, wnoszę więc o przekazanie projektu ustawy budżetowej do dalszych prac parlamentarnych. Dziękuję. </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Mangal1" svg:font-family="Mangal"/>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pl" fo:country="PL" style:letter-kerning="true" style:font-size-asian="11pt" style:language-asian="en" style:country-asian="US" style:font-size-complex="11pt" style:language-complex="ar" style:country-complex="SA"/>
    </style:default-style>
    <style:default-style style:family="paragraph">
      <style:paragraph-properties fo:margin-top="0cm" fo:margin-bottom="0.353cm" style:contextual-spacing="false" fo:line-height="115%" fo:hyphenation-ladder-count="no-limit" style:text-autospace="ideograph-alpha" style:punctuation-wrap="hanging" style:line-break="strict" style:tab-stop-distance="1.249cm" style:writing-mode="page"/>
      <style:text-properties style:use-window-font-color="true" style:font-name="Calibri" fo:font-size="11pt" fo:language="pl" fo:country="PL" style:letter-kerning="true" style:font-name-asian="Lucida Sans Unicode"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Lucida Sans Unicode"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Normal_20__28_Web_29_" style:display-name="Normal (Web)" style:family="paragraph" style:parent-style-name="Standard" style:default-outline-level="">
      <style:paragraph-properties fo:margin-top="0.049cm" fo:margin-bottom="0.049cm" style:contextual-spacing="false" fo:line-height="100%"/>
      <style:text-properties style:font-name="Times New Roman" fo:font-size="12pt" style:font-name-asian="Times New Roman1" style:font-size-asian="12pt" style:language-asian="pl" style:country-asian="PL" style:font-name-complex="Times New Roman1" style:font-size-complex="12pt"/>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499cm" fo:margin-top="2.499cm" fo:margin-bottom="2.499cm" fo:margin-left="2.499cm" fo:margin-right="2.499cm" style:writing-mode="lr-tb" style:layout-grid-color="#c0c0c0" style:layout-grid-lines="38"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ojtek Białożyt</meta:initial-creator>
    <dc:creator>Wojtek Białożyt</dc:creator>
    <meta:editing-cycles>1</meta:editing-cycles>
    <meta:creation-date>2013-01-09T13:45:00</meta:creation-date>
    <dc:date>2013-01-09T13:46:00</dc:date>
    <meta:editing-duration>PT1S</meta:editing-duration>
    <meta:generator>LibreOffice/3.6$Windows_x86 LibreOffice_project/2ef5aff-a6fb0ff-166bdff-cf087ad-0f1389</meta:generator>
    <meta:document-statistic meta:table-count="0" meta:image-count="0" meta:object-count="0" meta:page-count="3" meta:paragraph-count="20" meta:word-count="1216" meta:character-count="9181" meta:non-whitespace-character-count="7910"/>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